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subtitle">
      <style:graphic-properties draw:fill-color="#ffffff" fo:min-height="5.82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title">
      <style:graphic-properties fo:min-height="1.771cm"/>
    </style:style>
    <style:style style:name="pr8" style:family="presentation" style:parent-style-name="Blue_5f_Curve1-outline1">
      <style:graphic-properties fo:min-height="11.929cm"/>
    </style:style>
    <style:style style:name="pr9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draw:frame presentation:style-name="pr1" draw:layer="layout" svg:width="25.199cm" svg:height="3.506cm" svg:x="0cm" svg:y="6.503cm" presentation:class="title" presentation:placeholder="true">
          <draw:text-box/>
        </draw:frame>
        <draw:frame presentation:style-name="pr2" draw:text-style-name="P1" draw:layer="layout" svg:width="25.199cm" svg:height="5.826cm" svg:x="1.4cm" svg:y="11.26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2.118cm" svg:x="1.4cm" svg:y="0.664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Motivation</text:p>
              </text:list-item>
              <text:list-item>
                <text:p>Methodology &amp; Implementation</text:p>
              </text:list-item>
              <text:list-item>
                <text:p>Results</text:p>
              </text:list-item>
              <text:list-item>
                <text:p>Discussion</text:p>
              </text:list-item>
              <text:list-item>
                <text:p>Future works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7" draw:layer="layout" svg:width="25.199cm" svg:height="2.118cm" svg:x="1.4cm" svg:y="0.664cm" presentation:class="title">
          <draw:text-box>
            <text:p>Blockchai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stributed, Decentralized, immutabl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7" draw:layer="layout" svg:width="25.199cm" svg:height="2.118cm" svg:x="1.4cm" svg:y="0.664cm" presentation:class="title">
          <draw:text-box>
            <text:p>Smart contract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Programmable blockchain</text:p>
              </text:list-item>
              <text:list-item>
                <text:p>Turing complete language</text:p>
              </text:list-item>
              <text:list-item>
                <text:p>Can program anyth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7" draw:layer="layout" svg:width="25.199cm" svg:height="2.118cm" svg:x="1.4cm" svg:y="0.664cm" presentation:class="title">
          <draw:text-box>
            <text:p>Problems &amp; Limitation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Centralization</text:p>
              </text:list-item>
              <text:list-item>
                <text:p>Cryptokitties – scalability?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7" draw:layer="layout" svg:width="25.199cm" svg:height="2.118cm" svg:x="1.4cm" svg:y="0.664cm" presentation:class="title">
          <draw:text-box>
            <text:p>Endorsement Model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Incoming and Outgoing Connections</text:p>
              </text:list-item>
              <text:list-item>
                <text:p>Ratio</text:p>
              </text:list-item>
              <text:list-item>
                <text:p>Total Endorsement Impact compu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7" draw:layer="layout" svg:width="25.199cm" svg:height="2.118cm" svg:x="1.4cm" svg:y="0.664cm" presentation:class="title">
          <draw:text-box>
            <text:p>Architectur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High Level overview</text:p>
              </text:list-item>
              <text:list-item>
                <text:p>Smart contract setup</text:p>
              </text:list-item>
              <text:list-item>
                <text:p>Blockchain infrastructur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7" draw:layer="layout" svg:width="25.199cm" svg:height="2.118cm" svg:x="1.4cm" svg:y="0.664cm" presentation:class="title">
          <draw:text-box>
            <text:p>Implementatio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Blockchain infrastructure</text:p>
              </text:list-item>
              <text:list-item>
                <text:p>Consensus – proof of work</text:p>
              </text:list-item>
              <text:list-item>
                <text:p>Storage </text:p>
              </text:list-item>
              <text:list-item>
                <text:p>Reactjs for frontend</text:p>
              </text:list-item>
              <text:list-item>
                <text:p>Web3 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7" draw:layer="layout" svg:width="25.199cm" svg:height="2.118cm" svg:x="1.4cm" svg:y="0.664cm" presentation:class="title">
          <draw:text-box>
            <text:p>Result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Interaction graph</text:p>
              </text:list-item>
              <text:list-item>
                <text:p>Threat Model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7" draw:layer="layout" svg:width="25.199cm" svg:height="2.118cm" svg:x="1.4cm" svg:y="0.664cm" presentation:class="title">
          <draw:text-box>
            <text:p>Conclusio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Discussion</text:p>
              </text:list-item>
              <text:list-item>
                <text:p>Future wor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7" draw:layer="layout" svg:width="25.199cm" svg:height="2.118cm" svg:x="1.4cm" svg:y="0.664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7" draw:layer="layout" svg:width="25.199cm" svg:height="2.118cm" svg:x="1.4cm" svg:y="0.664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23:53:34.795915734</meta:creation-date>
    <meta:editing-duration>PT5M39S</meta:editing-duration>
    <meta:editing-cycles>2</meta:editing-cycles>
    <meta:generator>LibreOffice/6.0.1.1$Linux_X86_64 LibreOffice_project/00m0$Build-1</meta:generator>
    <dc:title>Blue Curve</dc:title>
    <dc:date>2018-06-21T23:59:13.851252581</dc:date>
    <meta:document-statistic meta:object-count="83"/>
  </office:meta>
</office:document-meta>
</file>